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47020000256B8A9A4373.svm" manifest:media-type=""/>
  <manifest:file-entry manifest:full-path="Pictures/20000009000049CC00001DABF7291A16.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Consolas" svg:font-family="Consolas" style:font-family-generic="swiss"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Mangal1" svg:font-family="Mangal"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1334f"/>
    </style:style>
    <style:style style:name="P2" style:family="paragraph" style:parent-style-name="Standard">
      <style:text-properties officeooo:rsid="000f36bb" officeooo:paragraph-rsid="000f36bb"/>
    </style:style>
    <style:style style:name="P3" style:family="paragraph" style:parent-style-name="Standard">
      <style:text-properties officeooo:rsid="001202a0" officeooo:paragraph-rsid="0011334f"/>
    </style:style>
    <style:style style:name="P4" style:family="paragraph" style:parent-style-name="Standard">
      <style:text-properties officeooo:rsid="001202a0" officeooo:paragraph-rsid="0024d591"/>
    </style:style>
    <style:style style:name="P5" style:family="paragraph" style:parent-style-name="Standard">
      <style:text-properties officeooo:rsid="001202a0" officeooo:paragraph-rsid="003eb54a"/>
    </style:style>
    <style:style style:name="P6" style:family="paragraph" style:parent-style-name="Standard">
      <style:text-properties officeooo:rsid="00215748" officeooo:paragraph-rsid="00215748"/>
    </style:style>
    <style:style style:name="P7" style:family="paragraph" style:parent-style-name="Standard">
      <style:text-properties officeooo:rsid="002335c3" officeooo:paragraph-rsid="0024d591"/>
    </style:style>
    <style:style style:name="P8" style:family="paragraph" style:parent-style-name="Standard">
      <style:text-properties officeooo:rsid="002335c3" officeooo:paragraph-rsid="0029b4ac"/>
    </style:style>
    <style:style style:name="P9" style:family="paragraph" style:parent-style-name="Standard">
      <style:text-properties officeooo:rsid="002335c3" officeooo:paragraph-rsid="003eb54a"/>
    </style:style>
    <style:style style:name="P10" style:family="paragraph" style:parent-style-name="Standard">
      <style:text-properties officeooo:rsid="00198552" officeooo:paragraph-rsid="0011334f"/>
    </style:style>
    <style:style style:name="P11" style:family="paragraph" style:parent-style-name="Standard">
      <style:text-properties officeooo:rsid="001fb488" officeooo:paragraph-rsid="001fb488"/>
    </style:style>
    <style:style style:name="P12" style:family="paragraph" style:parent-style-name="Standard">
      <style:text-properties officeooo:rsid="001fb488" officeooo:paragraph-rsid="0024d591"/>
    </style:style>
    <style:style style:name="P13" style:family="paragraph" style:parent-style-name="Standard">
      <style:text-properties officeooo:rsid="001fb488" officeooo:paragraph-rsid="0025a0bf"/>
    </style:style>
    <style:style style:name="P14" style:family="paragraph" style:parent-style-name="Standard">
      <style:text-properties officeooo:rsid="001fb488" officeooo:paragraph-rsid="0026b618"/>
    </style:style>
    <style:style style:name="P15" style:family="paragraph" style:parent-style-name="Standard">
      <style:text-properties officeooo:rsid="001fb488" officeooo:paragraph-rsid="002946a5"/>
    </style:style>
    <style:style style:name="P16" style:family="paragraph" style:parent-style-name="Standard">
      <style:text-properties officeooo:rsid="001fb488" officeooo:paragraph-rsid="0035fa79"/>
    </style:style>
    <style:style style:name="P17" style:family="paragraph" style:parent-style-name="Standard">
      <style:text-properties officeooo:rsid="001fb488" officeooo:paragraph-rsid="003eb54a"/>
    </style:style>
    <style:style style:name="P18" style:family="paragraph" style:parent-style-name="Standard">
      <style:paragraph-properties fo:text-align="center" style:justify-single-word="false"/>
      <style:text-properties officeooo:rsid="0024d591" officeooo:paragraph-rsid="0024d591"/>
    </style:style>
    <style:style style:name="P19" style:family="paragraph" style:parent-style-name="Standard">
      <style:text-properties officeooo:rsid="0024d591" officeooo:paragraph-rsid="0024d591"/>
    </style:style>
    <style:style style:name="P20" style:family="paragraph" style:parent-style-name="Standard">
      <style:text-properties officeooo:rsid="0025a0bf" officeooo:paragraph-rsid="0026b618"/>
    </style:style>
    <style:style style:name="P21" style:family="paragraph" style:parent-style-name="Standard">
      <style:text-properties officeooo:rsid="0025a0bf" officeooo:paragraph-rsid="0024d591"/>
    </style:style>
    <style:style style:name="P22" style:family="paragraph" style:parent-style-name="Standard">
      <style:text-properties officeooo:rsid="0025a0bf" officeooo:paragraph-rsid="003eb54a"/>
    </style:style>
    <style:style style:name="P23" style:family="paragraph" style:parent-style-name="Standard">
      <style:text-properties officeooo:rsid="0026b618" officeooo:paragraph-rsid="0026b618"/>
    </style:style>
    <style:style style:name="P24" style:family="paragraph" style:parent-style-name="Standard">
      <style:text-properties officeooo:rsid="002d2b8c" officeooo:paragraph-rsid="002d2b8c"/>
    </style:style>
    <style:style style:name="P25" style:family="paragraph" style:parent-style-name="Standard">
      <style:text-properties style:font-name="Times New Roman" officeooo:paragraph-rsid="0039b72a"/>
    </style:style>
    <style:style style:name="P26" style:family="paragraph" style:parent-style-name="Standard">
      <style:text-properties officeooo:rsid="0035fa79" officeooo:paragraph-rsid="0035fa79"/>
    </style:style>
    <style:style style:name="P27" style:family="paragraph" style:parent-style-name="Standard">
      <style:text-properties officeooo:rsid="003eb54a" officeooo:paragraph-rsid="003eb54a"/>
    </style:style>
    <style:style style:name="P28" style:family="paragraph" style:parent-style-name="Standard">
      <style:text-properties officeooo:rsid="002946a5" officeooo:paragraph-rsid="002946a5"/>
    </style:style>
    <style:style style:name="P29" style:family="paragraph" style:parent-style-name="Heading_20_1">
      <style:text-properties officeooo:rsid="00215748" officeooo:paragraph-rsid="002d2b8c"/>
    </style:style>
    <style:style style:name="P30" style:family="paragraph" style:parent-style-name="Heading_20_1">
      <style:text-properties officeooo:paragraph-rsid="0042b17b"/>
    </style:style>
    <style:style style:name="P31" style:family="paragraph" style:parent-style-name="Standard" style:master-page-name="Standard">
      <style:paragraph-properties fo:text-align="center" style:justify-single-word="false" style:page-number="auto"/>
      <style:text-properties fo:font-size="18pt" fo:font-weight="bold" officeooo:rsid="0024d591" officeooo:paragraph-rsid="0024d591" style:font-size-asian="18pt" style:font-weight-asian="bold" style:font-size-complex="18pt" style:font-weight-complex="bold"/>
    </style:style>
    <style:style style:name="P32" style:family="paragraph" style:parent-style-name="Standard">
      <style:text-properties officeooo:rsid="0025a0bf" officeooo:paragraph-rsid="0035fa79"/>
    </style:style>
    <style:style style:name="P33" style:family="paragraph" style:parent-style-name="Standard">
      <style:text-properties officeooo:rsid="001fb488" officeooo:paragraph-rsid="0042b17b"/>
    </style:style>
    <style:style style:name="P34" style:family="paragraph" style:parent-style-name="Contents_20_1">
      <style:paragraph-properties>
        <style:tab-stops>
          <style:tab-stop style:position="23.94cm" style:type="right" style:leader-style="dotted" style:leader-text="."/>
        </style:tab-stops>
      </style:paragraph-properties>
    </style:style>
    <style:style style:name="P35" style:family="paragraph" style:parent-style-name="Contents_20_2">
      <style:paragraph-properties>
        <style:tab-stops>
          <style:tab-stop style:position="23.94cm" style:type="right" style:leader-style="dotted" style:leader-text="."/>
        </style:tab-stops>
      </style:paragraph-properties>
    </style:style>
    <style:style style:name="P36" style:family="paragraph">
      <style:paragraph-properties fo:margin-left="0cm" fo:margin-right="0cm" fo:margin-top="0cm" fo:margin-bottom="0cm" fo:line-height="100%" fo:text-align="center" fo:text-indent="0cm" style:text-autospace="none"/>
    </style:style>
    <style:style style:name="P37" style:family="paragraph">
      <style:paragraph-properties fo:margin-left="0cm" fo:margin-right="0cm" fo:margin-top="0cm" fo:margin-bottom="0cm" fo:line-height="100%" fo:text-align="center" fo:text-indent="0cm" style:text-autospace="none"/>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3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cm" fo:margin-bottom="0cm" fo:line-height="100%" fo:text-align="center" fo:text-indent="0cm"/>
    </style:style>
    <style:style style:name="P4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center" fo:text-indent="0cm" style:text-autospace="none"/>
      <style:text-properties style:use-window-font-color="true" style:text-outline="false" style:text-line-through-style="none" style:font-name="Arial1" fo:font-size="11pt"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P42" style:family="paragraph">
      <style:paragraph-properties fo:margin-left="0cm" fo:margin-right="0cm" fo:margin-top="0cm" fo:margin-bottom="0cm" fo:line-height="100%" fo:text-align="center" fo:text-indent="0cm" style:text-autospace="none"/>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1334f"/>
    </style:style>
    <style:style style:name="T2" style:family="text">
      <style:text-properties officeooo:rsid="001202a0"/>
    </style:style>
    <style:style style:name="T3" style:family="text">
      <style:text-properties officeooo:rsid="001fb488"/>
    </style:style>
    <style:style style:name="T4" style:family="text">
      <style:text-properties officeooo:rsid="0024d591"/>
    </style:style>
    <style:style style:name="T5" style:family="text">
      <style:text-properties officeooo:rsid="0025a0bf"/>
    </style:style>
    <style:style style:name="T6" style:family="text">
      <style:text-properties officeooo:rsid="0026b618"/>
    </style:style>
    <style:style style:name="T7" style:family="text">
      <style:text-properties officeooo:rsid="0028d972"/>
    </style:style>
    <style:style style:name="T8" style:family="text">
      <style:text-properties officeooo:rsid="002946a5"/>
    </style:style>
    <style:style style:name="T9" style:family="text">
      <style:text-properties officeooo:rsid="0029b4ac"/>
    </style:style>
    <style:style style:name="T10" style:family="text">
      <style:text-properties officeooo:rsid="002d2b8c"/>
    </style:style>
    <style:style style:name="T11" style:family="text">
      <style:text-properties officeooo:rsid="002e0df5"/>
    </style:style>
    <style:style style:name="T12" style:family="text">
      <style:text-properties officeooo:rsid="002ec3f8"/>
    </style:style>
    <style:style style:name="T13" style:family="text">
      <style:text-properties officeooo:rsid="002fe980"/>
    </style:style>
    <style:style style:name="T14" style:family="text">
      <style:text-properties style:use-window-font-color="true" fo:font-size="12pt" officeooo:rsid="003645fa" style:font-size-asian="12pt" style:font-size-complex="12pt"/>
    </style:style>
    <style:style style:name="T15" style:family="text">
      <style:text-properties officeooo:rsid="0035fa79"/>
    </style:style>
    <style:style style:name="T16" style:family="text">
      <style:text-properties officeooo:rsid="00363c27"/>
    </style:style>
    <style:style style:name="T17" style:family="text">
      <style:text-properties officeooo:rsid="003645fa"/>
    </style:style>
    <style:style style:name="T18" style:family="text">
      <style:text-properties fo:font-variant="normal" fo:text-transform="none" style:use-window-font-color="true" fo:font-size="12pt" fo:letter-spacing="normal" fo:font-style="normal" fo:font-weight="normal" officeooo:rsid="00363c27" style:font-size-asian="12pt" style:font-size-complex="12pt"/>
    </style:style>
    <style:style style:name="T19" style:family="text">
      <style:text-properties fo:font-variant="normal" fo:text-transform="none" style:use-window-font-color="true" fo:font-size="12pt" fo:letter-spacing="normal" fo:font-style="normal" fo:font-weight="normal" officeooo:rsid="003674e7" style:font-size-asian="12pt" style:font-size-complex="12pt"/>
    </style:style>
    <style:style style:name="T20" style:family="text">
      <style:text-properties fo:font-variant="normal" fo:text-transform="none" style:use-window-font-color="true" fo:font-size="12pt" fo:letter-spacing="normal" fo:font-style="normal" fo:font-weight="normal" officeooo:rsid="00369c92" style:font-size-asian="12pt" style:font-size-complex="12pt"/>
    </style:style>
    <style:style style:name="T21" style:family="text">
      <style:text-properties fo:font-variant="normal" fo:text-transform="none" style:use-window-font-color="true" fo:font-size="12pt" fo:letter-spacing="normal" fo:font-style="normal" fo:font-weight="normal" officeooo:rsid="0039b72a" style:font-size-asian="12pt" style:font-size-complex="12pt"/>
    </style:style>
    <style:style style:name="T22" style:family="text">
      <style:text-properties officeooo:rsid="003674e7"/>
    </style:style>
    <style:style style:name="T23" style:family="text">
      <style:text-properties officeooo:rsid="00369c92"/>
    </style:style>
    <style:style style:name="T24" style:family="text">
      <style:text-properties fo:font-size="12pt" officeooo:rsid="003645fa" style:font-size-asian="12pt" style:font-size-complex="12pt"/>
    </style:style>
    <style:style style:name="T25" style:family="text">
      <style:text-properties officeooo:rsid="003810eb"/>
    </style:style>
    <style:style style:name="T26" style:family="text">
      <style:text-properties officeooo:rsid="003a0fd6"/>
    </style:style>
    <style:style style:name="T27" style:family="text">
      <style:text-properties officeooo:rsid="003baf4a"/>
    </style:style>
    <style:style style:name="T28" style:family="text">
      <style:text-properties officeooo:rsid="003c9e38"/>
    </style:style>
    <style:style style:name="T29" style:family="text">
      <style:text-properties officeooo:rsid="003eb54a"/>
    </style:style>
    <style:style style:name="T30" style:family="text">
      <style:text-properties officeooo:rsid="0042b17b"/>
    </style:style>
    <style:style style:name="T31" style:family="text">
      <style:text-properties style:use-window-font-color="true" style:text-outline="false" style:text-line-through-style="none" style:font-name="Consolas" fo:font-size="12pt" fo:font-style="normal" fo:text-shadow="none" style:text-underline-style="none" fo:font-weight="normal" style:letter-kerning="true" style:font-name-asian="Consolas" style:font-size-asian="12pt" style:font-style-asian="normal" style:font-weight-asian="normal" style:font-name-complex="Consolas" style:font-size-complex="12pt" style:font-style-complex="normal" style:font-weight-complex="normal" style:text-emphasize="none" style:font-relief="none" style:text-overline-style="none" style:text-overline-color="font-color"/>
    </style:style>
    <style:style style:name="T32" style:family="text">
      <style:text-properties fo:color="#000000" style:text-outline="false" style:text-line-through-style="none" style:font-name="Consolas" fo:font-size="12pt" fo:font-style="normal" fo:text-shadow="none" style:text-underline-style="none" fo:font-weight="normal" style:letter-kerning="true" style:font-name-asian="Consolas" style:font-size-asian="12pt" style:font-style-asian="normal" style:font-weight-asian="normal" style:font-name-complex="Consolas" style:font-size-complex="12pt" style:font-style-complex="normal" style:font-weight-complex="normal" style:text-emphasize="none" style:font-relief="none" style:text-overline-style="none" style:text-overline-color="font-color"/>
    </style:style>
    <style:style style:name="T33"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font-name="Consolas" fo:font-size="11pt" fo:font-style="normal" fo:text-shadow="none" style:text-underline-style="none" fo:font-weight="normal" style:letter-kerning="true" style:font-name-asian="Consolas" style:font-size-asian="11pt" style:font-style-asian="normal" style:font-weight-asian="normal" style:font-name-complex="Consolas" style:font-size-complex="11pt" style:font-style-complex="normal" style:font-weight-complex="normal" style:text-emphasize="none" style:font-relief="none" style:text-overline-style="none" style:text-overline-color="font-color"/>
    </style:style>
    <style:style style:name="T35" style:family="text">
      <style:text-properties fo:color="#000000" style:text-outline="false" style:text-line-through-style="none" style:font-name="Consolas" fo:font-size="11pt" fo:font-style="normal" fo:text-shadow="none" style:text-underline-style="none" fo:font-weight="normal" style:letter-kerning="true" style:font-name-asian="Consolas" style:font-size-asian="11pt" style:font-style-asian="normal" style:font-weight-asian="normal" style:font-name-complex="Consolas" style:font-size-complex="11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f"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Arrow" draw:marker-start-width="0.3cm" draw:marker-start-center="false" draw:marker-end="Arrow" draw:marker-end-width="0.3cm" draw:marker-end-center="false" draw:fill="solid"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Arrow" draw:marker-end-width="0.3cm" draw:marker-end-center="false" draw:fill="none"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Arrow" draw:marker-end-width="0.3cm" draw:marker-end-center="false" draw:fill="none"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he Three Stones Game</text:p>
      <text:p text:style-name="P18"/>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4"><text:a xlink:type="simple" xlink:href="#__RefHeading__407_751387663" text:style-name="Index_20_Link" text:visited-style-name="Index_20_Link">1- Technical features<text:tab/>1</text:a></text:p>
          <text:p text:style-name="P34"><text:a xlink:type="simple" xlink:href="#__RefHeading__409_751387663" text:style-name="Index_20_Link" text:visited-style-name="Index_20_Link">2- Overview<text:tab/>2</text:a></text:p>
          <text:p text:style-name="P34"><text:a xlink:type="simple" xlink:href="#__RefHeading__704_1964399881" text:style-name="Index_20_Link" text:visited-style-name="Index_20_Link">3- Compiling the game<text:tab/>2</text:a></text:p>
          <text:p text:style-name="P34"><text:a xlink:type="simple" xlink:href="#__RefHeading__411_751387663" text:style-name="Index_20_Link" text:visited-style-name="Index_20_Link">4- Class diagrams<text:tab/>3</text:a></text:p>
          <text:p text:style-name="P35"><text:a xlink:type="simple" xlink:href="#__RefHeading__413_751387663" text:style-name="Index_20_Link" text:visited-style-name="Index_20_Link">4.1- Object class<text:tab/>3</text:a></text:p>
          <text:p text:style-name="P35"><text:a xlink:type="simple" xlink:href="#__RefHeading__415_751387663" text:style-name="Index_20_Link" text:visited-style-name="Index_20_Link">4.2- Sprite<text:tab/>4</text:a></text:p>
          <text:p text:style-name="P34"><text:a xlink:type="simple" xlink:href="#__RefHeading__417_751387663" text:style-name="Index_20_Link" text:visited-style-name="Index_20_Link">5- The Game's finite state machine <text:tab/>5</text:a></text:p>
          <text:p text:style-name="P34"><text:a xlink:type="simple" xlink:href="#__RefHeading__419_751387663" text:style-name="Index_20_Link" text:visited-style-name="Index_20_Link">6- The Board's finite state machine<text:tab/>6</text:a></text:p>
          <text:p text:style-name="P34"><text:a xlink:type="simple" xlink:href="#__RefHeading__421_751387663" text:style-name="Index_20_Link" text:visited-style-name="Index_20_Link">7- The Tile's finite state machine<text:tab/>7</text:a></text:p>
        </text:index-body>
      </text:table-of-content>
      <text:p text:style-name="P19"/>
      <text:p text:style-name="P19"/>
      <text:p text:style-name="P19"/>
      <text:p text:style-name="P19"/>
      <text:h text:style-name="Heading_20_1" text:outline-level="1"><text:bookmark-start text:name="__RefHeading__407_751387663"/><text:span text:style-name="T11">1- T</text:span><text:span text:style-name="T4">echnical features</text:span><text:bookmark-end text:name="__RefHeading__407_751387663"/></text:h>
      <text:p text:style-name="P12"><text:span text:style-name="T4">The </text:span><text:span text:style-name="T8">main </text:span><text:span text:style-name="T4">technical features implemented in the game </text:span><text:span text:style-name="T27">are</text:span><text:span text:style-name="T4">:</text:span></text:p>
      <text:p text:style-name="P19"/>
      <text:p text:style-name="P13"><text:span text:style-name="T29">1</text:span><text:span text:style-name="T4">-Memory management:</text:span></text:p>
      <text:p text:style-name="P12"><text:span text:style-name="T6">- O</text:span><text:span text:style-name="T4">verload of new and delete operator</text:span><text:span text:style-name="T7">s</text:span></text:p>
      <text:p text:style-name="P12"><text:span text:style-name="T6">- O</text:span><text:span text:style-name="T4">verload std::allocator </text:span><text:span text:style-name="T5">to be used by STL container</text:span></text:p>
      <text:p text:style-name="P12"><text:span text:style-name="T6">- I</text:span><text:span text:style-name="T4">mplementation of a memory tracker to detect possible memory leaks</text:span></text:p>
      <text:p text:style-name="P23">- Use of Boost::smart_ptr library</text:p>
      <text:p text:style-name="P21"/>
      <text:p text:style-name="P20"><text:span text:style-name="T29">2</text:span>-Delayed functions execution:</text:p>
      <text:p text:style-name="P14"><text:span text:style-name="T6">S</text:span><text:span text:style-name="T5">ome functions should not be executed when they are called. They are registered for later execution. This is implemented through the structure DelayedFunctionInfo.</text:span></text:p>
      <text:p text:style-name="P20"/>
      <text:p text:style-name="P16"><text:span text:style-name="T29">3</text:span><text:span text:style-name="T15">-Vertex animation in Encouragement class.</text:span></text:p>
      <text:p text:style-name="P26"/>
      <text:p text:style-name="P25"><text:soft-page-break/><text:span text:style-name="T29">4</text:span><text:span text:style-name="T15">-</text:span><text:span text:style-name="T16">Interpolation </text:span><text:span text:style-name="T25">along </text:span><text:span text:style-name="T23">a </text:span><text:span text:style-name="T18">quadratic</text:span><text:span text:style-name="T21">-</text:span><text:span text:style-name="T18">polynomial</text:span><text:span text:style-name="T21">-</text:span><text:span text:style-name="T20">curv</text:span><text:span text:style-name="T21">y path</text:span><text:span text:style-name="T20"> </text:span><text:span text:style-name="T19">(</text:span><text:span text:style-name="T14">ins</text:span><text:span text:style-name="T24">pi</text:span><text:span text:style-name="T17">red from </text:span><text:span text:style-name="T25">the </text:span><text:span text:style-name="T23">Uniform B-S</text:span><text:span text:style-name="T17">pline </text:span><text:span text:style-name="T23">curve</text:span><text:span text:style-name="T22">). </text:span><text:span text:style-name="T26">Used by Score class.</text:span></text:p>
      <text:p text:style-name="P22"><text:span text:style-name="T29">5</text:span>-Finite state machine: </text:p>
      <text:p text:style-name="P17"><text:span text:style-name="T6">Implemented </text:span><text:span text:style-name="T5">in Game, Board and Tile classes.</text:span></text:p>
      <text:p text:style-name="P17"/>
      <text:p text:style-name="P27"/>
      <text:p text:style-name="P32"/>
      <text:h text:style-name="Heading_20_1" text:outline-level="1"><text:bookmark-start text:name="__RefHeading__409_751387663"/><text:span text:style-name="T11">2- </text:span><text:span text:style-name="T8">O</text:span><text:span text:style-name="T4">verview</text:span><text:bookmark-end text:name="__RefHeading__409_751387663"/></text:h>
      <text:p text:style-name="P12"><text:span text:style-name="T8">O</text:span><text:span text:style-name="T4">verview of the main </text:span><text:span text:style-name="T12">element</text:span><text:span text:style-name="T4">s </text:span><text:span text:style-name="T13">in</text:span><text:span text:style-name="T4"> the game:</text:span></text:p>
      <text:p text:style-name="P19"/>
      <text:p text:style-name="P19">1-</text:p>
      <text:p text:style-name="P19">Game class contains the different phases of the game, <text:span text:style-name="T27">implemented using finite state machine (see chart below)</text:span></text:p>
      <text:p text:style-name="P12"><text:span text:style-name="T28">It </text:span><text:span text:style-name="T4">contains </text:span><text:span text:style-name="T8">and manages </text:span><text:span text:style-name="T4">a board, a score, a time counter and an encouragement object.</text:span></text:p>
      <text:p text:style-name="P19"/>
      <text:p text:style-name="P19"><text:span text:style-name="T28">2</text:span>-</text:p>
      <text:p text:style-name="P19">The board class contains 64 tiles. Each tile can be one of 5 types (colors)</text:p>
      <text:p text:style-name="P19"/>
      <text:p text:style-name="P19"><text:span text:style-name="T28">3</text:span>-</text:p>
      <text:p text:style-name="P15"><text:span text:style-name="T4">ObjectsManager is a class that calls Update and Draw functions of </text:span><text:span text:style-name="T8">the main classes of the game, that are derived from Object class.</text:span></text:p>
      <text:p text:style-name="P28"/>
      <text:p text:style-name="P19">Objects contained between activeobjects.next and activeobjectstail.prev are updated and drawn.</text:p>
      <text:p text:style-name="P19"><text:span text:style-name="T28">Those </text:span>contained between activeobjectstail.next and activeobjects.prev are drawn only. This allows the board, tiles, score and time counter to be drawn without being updated when the intro, the count down and the time out objects are in the front.</text:p>
      <text:p text:style-name="P19"/>
      <text:p text:style-name="P11"/>
      <text:h text:style-name="P30" text:outline-level="1"><text:bookmark-start text:name="__RefHeading__704_1964399881"/><text:span text:style-name="T30">3</text:span><text:span text:style-name="T11">- </text:span><text:span text:style-name="T30">Compiling the game</text:span><text:bookmark-end text:name="__RefHeading__704_1964399881"/></text:h>
      <text:p text:style-name="P33"><text:span text:style-name="T30">- Boost library is needed to compile the game.</text:span></text:p>
      <text:p text:style-name="P33"><text:span text:style-name="T30">- The game was compiled and tested in Microsoft VC 2010 Express</text:span></text:p>
      <text:p text:style-name="P11"/>
      <text:p text:style-name="P11"/>
      <text:p text:style-name="P11"/>
      <text:p text:style-name="P11"/>
      <text:p text:style-name="P11"/>
      <text:h text:style-name="Heading_20_1" text:outline-level="1"><text:bookmark-start text:name="__RefHeading__411_751387663"/><text:soft-page-break/><text:span text:style-name="T30">4</text:span><text:span text:style-name="T11">- C</text:span>lass diagram<text:span text:style-name="T9">s</text:span><text:bookmark-end text:name="__RefHeading__411_751387663"/></text:h>
      <text:p text:style-name="P7"/>
      <text:h text:style-name="Heading_20_2" text:outline-level="2"><text:bookmark-start text:name="__RefHeading__413_751387663"/><text:span text:style-name="T30">4</text:span><text:span text:style-name="T11">.1- </text:span>Object class<text:bookmark-end text:name="__RefHeading__413_751387663"/></text:h>
      <text:p text:style-name="P8"/>
      <text:p text:style-name="P7">The <text:span text:style-name="T29">following is the </text:span>class diagram showing the relation between Object class and some main classes in the game :</text:p>
      <text:p text:style-name="P7"/>
      <text:p text:style-name="P4"/>
      <text:p text:style-name="P4"/>
      <text:p text:style-name="P4"><draw:frame draw:style-name="fr1" draw:name="graphics1" text:anchor-type="paragraph" svg:x="2.524cm" svg:y="0.026cm" svg:width="18.891cm" svg:height="7.595cm" draw:z-index="4"><draw:image xlink:href="Pictures/20000009000049CC00001DABF7291A16.svm"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text:bookmark-start text:name="__RefHeading__415_751387663"/><text:soft-page-break/><text:span text:style-name="T30">4</text:span><text:span text:style-name="T11">.2- </text:span>Sprite<text:bookmark-end text:name="__RefHeading__415_751387663"/></text:h>
      <text:p text:style-name="P4"/>
      <text:p text:style-name="P4"/>
      <text:p text:style-name="P9">The <text:span text:style-name="T29">following is the </text:span>class diagram showing the relation between Object and Sprite classes and some main classes in the game :</text:p>
      <text:p text:style-name="P4"/>
      <text:p text:style-name="P4"><draw:frame draw:style-name="fr1" draw:name="graphics2" text:anchor-type="paragraph" svg:x="1.88cm" svg:y="0.176cm" svg:width="18.179cm" svg:height="9.58cm" draw:z-index="2"><draw:image xlink:href="Pictures/20000009000047020000256B8A9A4373.svm"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
      <text:h text:style-name="Heading_20_1" text:outline-level="1"><text:bookmark-start text:name="__RefHeading__417_751387663"/><text:soft-page-break/><text:span text:style-name="T30">5</text:span><text:span text:style-name="T11">- </text:span><text:span text:style-name="T10">The </text:span><text:span text:style-name="T9">Game's </text:span><text:span text:style-name="T4">finite state machine</text:span><text:span text:style-name="T10"> </text:span><text:bookmark-end text:name="__RefHeading__417_751387663"/></text:h>
      <text:p text:style-name="P24"/>
      <text:p text:style-name="P24"/>
      <text:p text:style-name="P24"/>
      <text:p text:style-name="P12"/>
      <text:p text:style-name="P12"><draw:g text:anchor-type="paragraph" draw:z-index="3" draw:style-name="gr1"><draw:custom-shape draw:style-name="gr2" draw:text-style-name="P42" svg:width="5.7cm" svg:height="2.401cm" svg:x="4.468cm" svg:y="7.579cm"><text:p text:style-name="P36"><text:span text:style-name="T35">Behavior_timeout</text:span></text:p><draw:enhanced-geometry svg:viewBox="0 0 21600 21600" draw:type="rectangle" draw:enhanced-path="M 0 0 L 21600 0 21600 21600 0 21600 0 0 Z N"/></draw:custom-shape><draw:custom-shape draw:style-name="gr2" draw:text-style-name="P42" svg:width="5.702cm" svg:height="2.401cm" svg:x="15.667cm" svg:y="7.279cm"><text:p text:style-name="P36"><text:span text:style-name="T35">Behavior_playing</text:span></text:p><draw:enhanced-geometry svg:viewBox="0 0 21600 21600" draw:type="rectangle" draw:enhanced-path="M 0 0 L 21600 0 21600 21600 0 21600 0 0 Z N"/></draw:custom-shape><draw:custom-shape draw:style-name="gr2" draw:text-style-name="P42" svg:width="3.901cm" svg:height="2.401cm" svg:x="2.868cm" svg:y="0.379cm"><text:p text:style-name="P36"><text:span text:style-name="T34">Behavior_intro</text:span></text:p><draw:enhanced-geometry svg:viewBox="0 0 21600 21600" draw:type="rectangle" draw:enhanced-path="M 0 0 L 21600 0 21600 21600 0 21600 0 0 Z N"/></draw:custom-shape><draw:line draw:style-name="gr3" draw:text-style-name="P38" svg:x1="6.867cm" svg:y1="1.68cm" svg:x2="15.567cm" svg:y2="1.58cm"><text:p/></draw:line><draw:custom-shape draw:style-name="gr2" draw:text-style-name="P42" svg:width="5.1cm" svg:height="2.4cm" svg:x="15.568cm" svg:y="0.28cm"><text:p text:style-name="P36"><text:span text:style-name="T34"><text:s text:c="2"/></text:span><text:span text:style-name="T34">Behavior_countdown</text:span></text:p><draw:enhanced-geometry svg:viewBox="0 0 21600 21600" draw:type="rectangle" draw:enhanced-path="M 0 0 L 21600 0 21600 21600 0 21600 0 0 Z N"/></draw:custom-shape><draw:line draw:style-name="gr3" draw:text-style-name="P38" svg:x1="15.667cm" svg:y1="8.68cm" svg:x2="10.167cm" svg:y2="8.78cm"><text:p/></draw:line><draw:line draw:style-name="gr3" draw:text-style-name="P38" svg:x1="18.667cm" svg:y1="2.68cm" svg:x2="18.667cm" svg:y2="7.18cm"><text:p/></draw:line><draw:line draw:style-name="gr3" draw:text-style-name="P38" svg:x1="6.867cm" svg:y1="7.577cm" svg:x2="15.467cm" svg:y2="2.577cm"><text:p/></draw:line></draw:g></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1" text:outline-level="1"><text:bookmark-start text:name="__RefHeading__419_751387663"/><text:soft-page-break/><text:span text:style-name="T30">6</text:span><text:span text:style-name="T11">- </text:span><text:span text:style-name="T10">The </text:span>Board<text:span text:style-name="T9">'s </text:span><text:span text:style-name="T4">finite state machine</text:span><text:bookmark-end text:name="__RefHeading__419_751387663"/></text:h>
      <text:p text:style-name="Standard"/>
      <text:p text:style-name="P2">The <text:span text:style-name="T3">b</text:span>oard's states are determined by the behavior of the tiles.</text:p>
      <text:p text:style-name="P1"><text:span text:style-name="T1">Here </text:span><text:span text:style-name="T2">are </text:span><text:span text:style-name="T1">the </text:span><text:span text:style-name="T2">states of the board:</text:span></text:p>
      <text:p text:style-name="P3"/>
      <text:p text:style-name="P3"/>
      <text:p text:style-name="P3"><draw:g text:anchor-type="paragraph" draw:z-index="0" draw:style-name="gr1"><draw:custom-shape draw:style-name="gr2" draw:text-style-name="P37" svg:width="5.7cm" svg:height="1.867cm" svg:x="12.599cm" svg:y="0.131cm"><text:p text:style-name="P36"><text:span text:style-name="T31">Behavior_InTransition</text:span></text:p><draw:enhanced-geometry svg:viewBox="0 0 21600 21600" draw:type="rectangle" draw:enhanced-path="M 0 0 L 21600 0 21600 21600 0 21600 0 0 Z N"/></draw:custom-shape><draw:custom-shape draw:style-name="gr2" draw:text-style-name="P37" svg:width="5.7cm" svg:height="1.867cm" svg:x="12.599cm" svg:y="13.418cm"><text:p text:style-name="P36"><text:span text:style-name="T31">Behavior_SwappingBack</text:span></text:p><draw:enhanced-geometry svg:viewBox="0 0 21600 21600" draw:type="rectangle" draw:enhanced-path="M 0 0 L 21600 0 21600 21600 0 21600 0 0 Z N"/></draw:custom-shape><draw:custom-shape draw:style-name="gr2" draw:text-style-name="P37" svg:width="3.901cm" svg:height="1.867cm" svg:x="0cm" svg:y="6.426cm"><text:p text:style-name="P36"><text:span text:style-name="T31">Behavior_Stable</text:span><text:span text:style-name="T31"><text:line-break/></text:span><text:span text:style-name="T31">(</text:span><text:span text:style-name="T32">starting</text:span><text:span text:style-name="T31"> state)</text:span></text:p><draw:enhanced-geometry svg:viewBox="0 0 21600 21600" draw:type="rectangle" draw:enhanced-path="M 0 0 L 21600 0 21600 21600 0 21600 0 0 Z N"/></draw:custom-shape><draw:line draw:style-name="gr3" draw:text-style-name="P38" svg:x1="3.999cm" svg:y1="7.435cm" svg:x2="12.999cm" svg:y2="7.435cm"><text:p/></draw:line><draw:custom-shape draw:style-name="gr4" draw:text-style-name="P40" svg:width="4.8cm" svg:height="1.558cm" svg:x="6.2cm" svg:y="6.657cm"><text:p text:style-name="P39"><text:span text:style-name="T33">Click on a second tile</text:span></text:p><draw:enhanced-geometry svg:viewBox="0 0 21600 21600" draw:type="rectangle" draw:enhanced-path="M 0 0 L 21600 0 21600 21600 0 21600 0 0 Z N"/></draw:custom-shape><draw:line draw:style-name="gr5" draw:text-style-name="P38" svg:x1="15.599cm" svg:y1="13.419cm" svg:x2="15.499cm" svg:y2="1.995cm"><text:p/></draw:line><draw:custom-shape draw:style-name="gr2" draw:text-style-name="P37" svg:width="5.1cm" svg:height="1.863cm" svg:x="13cm" svg:y="6.583cm"><text:p text:style-name="P36"><text:span text:style-name="T31"><text:s text:c="2"/></text:span><text:span text:style-name="T31">Behavior_Swapping</text:span></text:p><draw:enhanced-geometry svg:viewBox="0 0 21600 21600" draw:type="rectangle" draw:enhanced-path="M 0 0 L 21600 0 21600 21600 0 21600 0 0 Z N"/></draw:custom-shape><draw:custom-shape draw:style-name="gr4" draw:text-style-name="P40" svg:width="4.201cm" svg:height="1.013cm" svg:x="13.499cm" svg:y="10.076cm"><text:p text:style-name="P39"><text:span text:style-name="T33">Neither of the two swapped tiles</text:span></text:p><text:p text:style-name="P39"><text:span text:style-name="T33"><text:s/></text:span><text:span text:style-name="T33">can be matched in its new position</text:span></text:p><draw:enhanced-geometry svg:viewBox="0 0 21600 21600" draw:type="rectangle" draw:enhanced-path="M 0 0 L 21600 0 21600 21600 0 21600 0 0 Z N"/></draw:custom-shape><draw:custom-shape draw:style-name="gr4" draw:text-style-name="P40" svg:width="5.901cm" svg:height="1.087cm" svg:x="12.599cm" svg:y="3.862cm"><text:p text:style-name="P39"><text:span text:style-name="T33">At least one of the swapped tiles</text:span></text:p><text:p text:style-name="P39"><text:span text:style-name="T33">can be matched in its new position</text:span></text:p><draw:enhanced-geometry svg:viewBox="0 0 21600 21600" draw:type="rectangle" draw:enhanced-path="M 0 0 L 21600 0 21600 21600 0 21600 0 0 Z N"/></draw:custom-shape><draw:line draw:style-name="gr6" draw:text-style-name="P38" svg:x1="12.499cm" svg:y1="14.196cm" svg:x2="2.899cm" svg:y2="8.445cm"><text:p/></draw:line><draw:custom-shape draw:style-name="gr4" draw:text-style-name="P40" svg:width="6cm" svg:height="0.936cm" svg:x="4.9cm" svg:y="10.854cm"><text:p text:style-name="P39"><text:span text:style-name="T33">The swapped tiles are back to their </text:span></text:p><text:p text:style-name="P39"><text:span text:style-name="T33">original position</text:span></text:p><draw:enhanced-geometry svg:viewBox="0 0 21600 21600" draw:type="rectangle" draw:enhanced-path="M 0 0 L 21600 0 21600 21600 0 21600 0 0 Z N"/></draw:custom-shape><draw:line draw:style-name="gr6" draw:text-style-name="P38" svg:x1="12.499cm" svg:y1="1.143cm" svg:x2="2.899cm" svg:y2="6.35cm"><text:p/></draw:line><draw:custom-shape draw:style-name="gr4" draw:text-style-name="P40" svg:width="6.201cm" svg:height="0.62cm" svg:x="5.2cm" svg:y="3.161cm"><text:p text:style-name="P39"><text:span text:style-name="T33">All 64 tiles are resting in </text:span></text:p><text:p text:style-name="P39"><text:span text:style-name="T33">their positions</text:span></text:p><draw:enhanced-geometry svg:viewBox="0 0 21600 21600" draw:type="rectangle" draw:enhanced-path="M 0 0 L 21600 0 21600 21600 0 21600 0 0 Z N"/></draw:custom-shape></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
      <text:p text:style-name="P6"/>
      <text:h text:style-name="P29" text:outline-level="1"><text:bookmark-start text:name="__RefHeading__421_751387663"/><text:soft-page-break/><text:span text:style-name="T30">7</text:span><text:span text:style-name="T11">- </text:span><text:span text:style-name="T10">The Tile</text:span><text:span text:style-name="T9">'s </text:span><text:span text:style-name="T4">finite state machine</text:span><text:bookmark-end text:name="__RefHeading__421_751387663"/></text:h>
      <text:p text:style-name="P5"><text:span text:style-name="T1">Here </text:span>are <text:span text:style-name="T1">the </text:span>states of the <text:span text:style-name="T29">tile </text:span>:</text:p>
      <text:p text:style-name="P3"/>
      <text:p text:style-name="P3"><draw:g text:anchor-type="paragraph" draw:z-index="1" draw:style-name="gr1"><draw:custom-shape draw:style-name="gr2" draw:text-style-name="P41" svg:width="4.026cm" svg:height="2.035cm" svg:x="13.63cm" svg:y="0.243cm"><text:p text:style-name="P36"><text:span text:style-name="T34">Behavior_Moving</text:span></text:p><draw:enhanced-geometry svg:viewBox="0 0 21600 21600" draw:mirror-horizontal="false" draw:mirror-vertical="false" draw:type="rectangle" draw:enhanced-path="M 0 0 L 21600 0 21600 21600 0 21600 0 0 Z N"/></draw:custom-shape><draw:custom-shape draw:style-name="gr2" draw:text-style-name="P41" svg:width="5.464cm" svg:height="2.035cm" svg:x="11.81cm" svg:y="13.633cm"><text:p text:style-name="P36"><text:span text:style-name="T34">Behavior_Swapping</text:span></text:p><draw:enhanced-geometry svg:viewBox="0 0 21600 21600" draw:mirror-horizontal="false" draw:mirror-vertical="false" draw:type="rectangle" draw:enhanced-path="M 0 0 L 21600 0 21600 21600 0 21600 0 0 Z N"/></draw:custom-shape><draw:custom-shape draw:style-name="gr2" draw:text-style-name="P41" svg:width="3.737cm" svg:height="2.035cm" svg:x="-0.162cm" svg:y="7.106cm"><text:p text:style-name="P36"><text:span text:style-name="T34">Behavior_Resting</text:span><text:span text:style-name="T34"><text:line-break/></text:span><text:span text:style-name="T35">(starting state)</text:span></text:p><draw:enhanced-geometry svg:viewBox="0 0 21600 21600" draw:mirror-horizontal="false" draw:mirror-vertical="false" draw:type="rectangle" draw:enhanced-path="M 0 0 L 21600 0 21600 21600 0 21600 0 0 Z N"/></draw:custom-shape><draw:line draw:style-name="gr3" draw:text-style-name="P38" svg:x1="13.346cm" svg:y1="8.206cm" svg:x2="18.232cm" svg:y2="8.121cm"><text:p/></draw:line><draw:custom-shape draw:style-name="gr4" draw:text-style-name="P40" svg:width="3.162cm" svg:height="0.424cm" svg:x="14.111cm" svg:y="7.955cm"><text:p text:style-name="P39"><text:span text:style-name="T33">After some time</text:span></text:p><draw:enhanced-geometry svg:viewBox="0 0 21600 21600" draw:mirror-horizontal="false" draw:mirror-vertical="false" draw:type="rectangle" draw:enhanced-path="M 0 0 L 21600 0 21600 21600 0 21600 0 0 Z N"/></draw:custom-shape><draw:custom-shape draw:style-name="gr2" draw:text-style-name="P41" svg:width="4.504cm" svg:height="2.035cm" svg:x="8.841cm" svg:y="7.106cm"><text:p text:style-name="P36"><text:span text:style-name="T34">Behavior_Destroying</text:span></text:p><draw:enhanced-geometry svg:viewBox="0 0 21600 21600" draw:mirror-horizontal="false" draw:mirror-vertical="false" draw:type="rectangle" draw:enhanced-path="M 0 0 L 21600 0 21600 21600 0 21600 0 0 Z N"/></draw:custom-shape><draw:line draw:style-name="gr6" draw:text-style-name="P38" svg:x1="11.812cm" svg:y1="15.243cm" svg:x2="1.083cm" svg:y2="9.141cm"><text:p/></draw:line><draw:line draw:style-name="gr6" draw:text-style-name="P38" svg:x1="13.632cm" svg:y1="0.665cm" svg:x2="1.659cm" svg:y2="7.021cm"><text:p/></draw:line><draw:custom-shape draw:style-name="gr4" draw:text-style-name="P40" svg:width="2.779cm" svg:height="0.593cm" svg:x="8.075cm" svg:y="2.531cm"><text:p text:style-name="P39"><text:span text:style-name="T33">Tile gets to the</text:span></text:p><text:p text:style-name="P39"><text:span text:style-name="T33">free position</text:span></text:p><draw:enhanced-geometry svg:viewBox="0 0 21600 21600" draw:mirror-horizontal="false" draw:mirror-vertical="false" draw:type="rectangle" draw:enhanced-path="M 0 0 L 21600 0 21600 21600 0 21600 0 0 Z N"/></draw:custom-shape><draw:custom-shape draw:style-name="gr2" draw:text-style-name="P41" svg:width="6.608cm" svg:height="2.035cm" svg:x="18.23cm" svg:y="7.106cm"><text:p text:style-name="P36"><text:span text:style-name="T34">Behavior_WaitingToGoIntoBoard</text:span></text:p><draw:enhanced-geometry svg:viewBox="0 0 21600 21600" draw:mirror-horizontal="false" draw:mirror-vertical="false" draw:type="rectangle" draw:enhanced-path="M 0 0 L 21600 0 21600 21600 0 21600 0 0 Z N"/></draw:custom-shape><draw:line draw:style-name="gr3" draw:text-style-name="P38" svg:x1="3.574cm" svg:y1="8.206cm" svg:x2="8.842cm" svg:y2="8.121cm"><text:p/></draw:line><draw:custom-shape draw:style-name="gr4" draw:text-style-name="P40" svg:width="3.546cm" svg:height="0.424cm" svg:x="4.05cm" svg:y="7.955cm"><text:p text:style-name="P39"><text:span text:style-name="T33">Tile to be destructed</text:span></text:p><draw:enhanced-geometry svg:viewBox="0 0 21600 21600" draw:mirror-horizontal="false" draw:mirror-vertical="false" draw:type="rectangle" draw:enhanced-path="M 0 0 L 21600 0 21600 21600 0 21600 0 0 Z N"/></draw:custom-shape><draw:line draw:style-name="gr3" draw:text-style-name="P38" svg:x1="21.584cm" svg:y1="7.021cm" svg:x2="17.369cm" svg:y2="2.36cm"><text:p/></draw:line><draw:custom-shape draw:style-name="gr4" draw:text-style-name="P38" svg:width="5.171cm" svg:height="0.849cm" svg:x="16.987cm" svg:y="4.139cm"><text:p text:style-name="P39"><text:span text:style-name="T33">Position below tile is free</text:span></text:p><draw:enhanced-geometry svg:viewBox="0 0 21600 21600" draw:mirror-horizontal="false" draw:mirror-vertical="false" draw:type="rectangle" draw:enhanced-path="M 0 0 L 21600 0 21600 21600 0 21600 0 0 Z N"/></draw:custom-shape><draw:line draw:style-name="gr7" draw:text-style-name="P38" svg:x1="3.574cm" svg:y1="7.617cm" svg:x2="14.111cm" svg:y2="2.278cm"><text:p/></draw:line><draw:line draw:style-name="gr7" draw:text-style-name="P38" svg:x1="3.6cm" svg:y1="8.8cm" svg:x2="12.769cm" svg:y2="13.63cm"><text:p/></draw:line><draw:custom-shape draw:style-name="gr4" draw:text-style-name="P40" svg:width="2.779cm" svg:height="0.68cm" svg:x="6.828cm" svg:y="4.988cm"><text:p text:style-name="P39"><text:span text:style-name="T33">Position below tile</text:span></text:p><text:p text:style-name="P39"><text:span text:style-name="T33">is free</text:span></text:p><draw:enhanced-geometry svg:viewBox="0 0 21600 21600" draw:mirror-horizontal="false" draw:mirror-vertical="false" draw:type="rectangle" draw:enhanced-path="M 0 0 L 21600 0 21600 21600 0 21600 0 0 Z N"/></draw:custom-shape><draw:custom-shape draw:style-name="gr4" draw:text-style-name="P40" svg:width="2.779cm" svg:height="0.68cm" svg:x="5.968cm" svg:y="12.53cm"><text:p text:style-name="P39"><text:span text:style-name="T33">Tile finishes</text:span></text:p><text:p text:style-name="P39"><text:span text:style-name="T33">swapping</text:span></text:p><draw:enhanced-geometry svg:viewBox="0 0 21600 21600" draw:mirror-horizontal="false" draw:mirror-vertical="false" draw:type="rectangle" draw:enhanced-path="M 0 0 L 21600 0 21600 21600 0 21600 0 0 Z N"/></draw:custom-shape><draw:custom-shape draw:style-name="gr4" draw:text-style-name="P40" svg:width="2.779cm" svg:height="0.678cm" svg:x="5.777cm" svg:y="10.241cm"><text:p text:style-name="P39"><text:span text:style-name="T33">Tile is to swap</text:span></text:p><draw:enhanced-geometry svg:viewBox="0 0 21600 21600" draw:mirror-horizontal="false" draw:mirror-vertical="false" draw:type="rectangle" draw:enhanced-path="M 0 0 L 21600 0 21600 21600 0 21600 0 0 Z N"/></draw:custom-shape></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2" svg:font-family="Mangal"/>
    <style:font-face style:name="Consolas" svg:font-family="Consolas" style:font-family-generic="swiss"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Mangal1" svg:font-family="Mangal"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draw:marker draw:name="Arrowheads_20_1" draw:display-name="Arrowheads 1" svg:viewBox="0 0 3000 3000" svg:d="m1500 0 1500 3000h-3000zm0 447-1176 2353h235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3.9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23.4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0T13:50:08.45</meta:creation-date>
    <dc:date>2014-06-22T01:47:21.70</dc:date>
    <meta:editing-duration>PT5H46M19S</meta:editing-duration>
    <meta:editing-cycles>45</meta:editing-cycles>
    <meta:generator>LibreOffice/4.0.5.2$Windows_x86 LibreOffice_project/5464147a081647a250913f19c0715bca595af2f</meta:generator>
    <meta:document-statistic meta:table-count="0" meta:image-count="2" meta:object-count="0" meta:page-count="7" meta:paragraph-count="49" meta:word-count="404" meta:character-count="2415" meta:non-whitespace-character-count="2057"/>
  </office:meta>
</office:document-meta>
</file>